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40">
      <style:paragraph-properties>
        <style:tab-stops>
          <style:tab-stop style:position="5.98cm"/>
        </style:tab-stops>
      </style:paragraph-properties>
      <style:text-properties officeooo:paragraph-rsid="0004e60f"/>
    </style:style>
    <style:style style:name="P2" style:family="paragraph" style:parent-style-name="Normal_20__28_Web_29_">
      <style:paragraph-properties fo:margin-top="0cm" fo:margin-bottom="0cm" style:contextual-spacing="false" fo:text-align="start" style:justify-single-word="false"/>
      <style:text-properties fo:font-size="12pt" fo:font-weight="normal" officeooo:rsid="000343c6" officeooo:paragraph-rsid="000343c6" style:font-size-asian="10.5pt" style:font-weight-asian="normal" style:font-size-complex="12pt" style:font-weight-complex="normal"/>
    </style:style>
    <style:style style:name="P3" style:family="paragraph" style:parent-style-name="Normal_20__28_Web_29_" style:list-style-name="WWNum35">
      <style:paragraph-properties fo:margin-top="0cm" fo:margin-bottom="0cm" style:contextual-spacing="false" fo:text-align="start" style:justify-single-word="false"/>
      <style:text-properties fo:font-size="12pt" fo:font-weight="normal" officeooo:rsid="000343c6" officeooo:paragraph-rsid="000343c6" style:font-size-asian="10.5pt" style:font-weight-asian="normal" style:font-size-complex="12pt" style:font-weight-complex="normal"/>
    </style:style>
    <style:style style:name="P4" style:family="paragraph" style:parent-style-name="Normal_20__28_Web_29_">
      <style:paragraph-properties fo:margin-top="0cm" fo:margin-bottom="0cm" style:contextual-spacing="false"/>
      <style:text-properties fo:font-size="12pt" fo:font-weight="normal" officeooo:rsid="001d3cb9" officeooo:paragraph-rsid="00082477" style:font-size-asian="10.5pt" style:font-weight-asian="normal" style:font-size-complex="12pt" style:font-weight-complex="normal"/>
    </style:style>
    <style:style style:name="P5" style:family="paragraph" style:parent-style-name="Normal_20__28_Web_29_" style:list-style-name="WWNum35">
      <style:paragraph-properties fo:margin-top="0cm" fo:margin-bottom="0cm" style:contextual-spacing="false"/>
      <style:text-properties officeooo:paragraph-rsid="000343c6"/>
    </style:style>
    <style:style style:name="P6" style:family="paragraph" style:parent-style-name="Normal_20__28_Web_29_" style:list-style-name="WWNum35">
      <style:paragraph-properties fo:margin-top="0cm" fo:margin-bottom="0cm" style:contextual-spacing="false"/>
      <style:text-properties officeooo:paragraph-rsid="000343c6"/>
    </style:style>
    <style:style style:name="P7" style:family="paragraph" style:parent-style-name="Normal_20__28_Web_29_">
      <style:paragraph-properties fo:margin-top="0cm" fo:margin-bottom="0cm" style:contextual-spacing="false"/>
      <style:text-properties officeooo:paragraph-rsid="000343c6"/>
    </style:style>
    <style:style style:name="P8" style:family="paragraph" style:parent-style-name="Normal_20__28_Web_29_">
      <style:paragraph-properties fo:margin-top="0cm" fo:margin-bottom="0cm" style:contextual-spacing="false"/>
      <style:text-properties officeooo:paragraph-rsid="000343c6"/>
    </style:style>
    <style:style style:name="P9" style:family="paragraph" style:parent-style-name="Normal_20__28_Web_29_">
      <style:paragraph-properties fo:margin-top="0cm" fo:margin-bottom="0cm" style:contextual-spacing="false"/>
      <style:text-properties officeooo:rsid="001c70f4" officeooo:paragraph-rsid="0004e60f"/>
    </style:style>
    <style:style style:name="P10" style:family="paragraph" style:parent-style-name="Normal_20__28_Web_29_">
      <style:paragraph-properties fo:margin-top="0cm" fo:margin-bottom="0cm" style:contextual-spacing="false"/>
      <style:text-properties officeooo:rsid="001c70f4" officeooo:paragraph-rsid="00082477"/>
    </style:style>
    <style:style style:name="P11" style:family="paragraph" style:parent-style-name="Normal_20__28_Web_29_">
      <style:paragraph-properties fo:margin-top="0cm" fo:margin-bottom="0cm" style:contextual-spacing="false"/>
      <style:text-properties officeooo:rsid="001d3cb9" officeooo:paragraph-rsid="00082477"/>
    </style:style>
    <style:style style:name="P12" style:family="paragraph" style:parent-style-name="Standard">
      <style:paragraph-properties fo:text-align="center" style:justify-single-word="false"/>
      <style:text-properties fo:font-size="28pt" fo:font-weight="bold" officeooo:rsid="00082477" officeooo:paragraph-rsid="00082477" style:font-size-asian="28pt" style:font-weight-asian="bold" style:font-size-complex="2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343c6" officeooo:paragraph-rsid="000343c6" style:font-size-asian="10.5pt" style:font-weight-asian="normal" style:font-size-complex="12pt" style:font-weight-complex="normal"/>
    </style:style>
    <style:style style:name="P14" style:family="paragraph" style:parent-style-name="Standard">
      <style:text-properties officeooo:rsid="001803a6" officeooo:paragraph-rsid="000343c6"/>
    </style:style>
    <style:style style:name="T1" style:family="text">
      <style:text-properties style:font-name="Calibri" fo:font-size="11pt" officeooo:rsid="001b52c6" style:font-name-asian="Calibri1" style:font-size-asian="11pt" style:language-asian="en" style:country-asian="US" style:font-name-complex="Calibri1" style:font-size-complex="11pt"/>
    </style:style>
    <style:style style:name="T2" style:family="text">
      <style:text-properties style:font-name="Calibri" fo:font-size="11pt" officeooo:rsid="001c70f4" style:font-name-asian="Calibri1" style:font-size-asian="11pt" style:language-asian="en" style:country-asian="US" style:font-name-complex="Calibri1" style:font-size-complex="11pt"/>
    </style:style>
    <style:style style:name="T3" style:family="text">
      <style:text-properties style:font-name="Calibri" fo:font-size="11pt" style:font-name-asian="Calibri1" style:font-size-asian="11pt" style:language-asian="en" style:country-asian="US" style:font-name-complex="Calibri1" style:font-size-complex="11pt"/>
    </style:style>
    <style:style style:name="T4" style:family="text">
      <style:text-properties style:font-name="Calibri" fo:font-size="11pt" officeooo:rsid="000343c6" style:font-name-asian="Calibri1" style:font-size-asian="11pt" style:language-asian="en" style:country-asian="US" style:font-name-complex="Calibri1" style:font-size-complex="11pt"/>
    </style:style>
    <style:style style:name="T5" style:family="text">
      <style:text-properties style:font-name="Calibri" fo:font-size="11pt" officeooo:rsid="001d3cb9" style:font-name-asian="Calibri1" style:font-size-asian="11pt" style:language-asian="en" style:country-asian="US" style:font-name-complex="Calibri1" style:font-size-complex="11pt"/>
    </style:style>
    <style:style style:name="T6" style:family="text">
      <style:text-properties style:font-name="Calibri" fo:font-size="11pt" officeooo:rsid="000687f1" style:font-name-asian="Calibri1" style:font-size-asian="11pt" style:language-asian="en" style:country-asian="US" style:font-name-complex="Calibri1" style:font-size-complex="11pt"/>
    </style:style>
    <style:style style:name="T7" style:family="text">
      <style:text-properties style:font-name="Calibri" fo:font-size="11pt" officeooo:rsid="001effc3" style:font-name-asian="Calibri1" style:font-size-asian="11pt" style:language-asian="en" style:country-asian="US" style:font-name-complex="Calibri1" style:font-size-complex="11pt"/>
    </style:style>
    <style:style style:name="T8" style:family="text">
      <style:text-properties style:font-name="Calibri" fo:font-size="11pt" fo:font-style="italic" officeooo:rsid="001b52c6" style:font-name-asian="Calibri1" style:font-size-asian="11pt" style:language-asian="en" style:country-asian="US" style:font-style-asian="italic" style:font-name-complex="Calibri1" style:font-size-complex="11pt" style:font-style-complex="italic"/>
    </style:style>
    <style:style style:name="T9" style:family="text">
      <style:text-properties style:font-name="Calibri" fo:font-size="11pt" fo:font-style="italic" officeooo:rsid="001d3cb9" style:font-name-asian="Calibri1" style:font-size-asian="11pt" style:language-asian="en" style:country-asian="US" style:font-style-asian="italic" style:font-name-complex="Calibri1" style:font-size-complex="11pt" style:font-style-complex="italic"/>
    </style:style>
    <style:style style:name="T10" style:family="text">
      <style:text-properties style:font-name-complex="Calibri1"/>
    </style:style>
    <style:style style:name="T11" style:family="text">
      <style:text-properties officeooo:rsid="001a007b" style:font-name-complex="Calibri1"/>
    </style:style>
    <style:style style:name="T12" style:family="text">
      <style:text-properties officeooo:rsid="001c70f4" style:font-name-complex="Calibri1"/>
    </style:style>
    <style:style style:name="T13" style:family="text">
      <style:text-properties officeooo:rsid="001b52c6" style:font-name-complex="Calibri1"/>
    </style:style>
    <style:style style:name="T14" style:family="text">
      <style:text-properties fo:font-weight="bold" style:font-weight-asian="bold" style:font-name-complex="Calibri1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HTML</text:p>
      <text:p text:style-name="P11"><text:span text:style-name="T3">3)Creas una pagina web de terraplanismo</text:span></text:p>
      <text:p text:style-name="P11"><text:span text:style-name="T3"><text:tab/>3.1_Normas</text:span></text:p>
      <text:p text:style-name="P11"><text:span text:style-name="T3"><text:tab/><text:tab/>3.1.1_Respetar las estructuras de trabajo</text:span></text:p>
      <text:p text:style-name="P11"><text:span text:style-name="T3"><text:tab/><text:tab/>3.1.2_Usar las clases y id recomendadas </text:span></text:p>
      <text:p text:style-name="P11"><text:span text:style-name="T3"><text:tab/><text:tab/>3.1.3_Toda html deben tener la estructuras designada en terraplanismo/ejem/ejemplo.html</text:span></text:p>
      <text:p text:style-name="P11"><text:span text:style-name="T3"><text:tab/><text:tab/>3.1.4_Creen una copia de elementos comunes en Librerías</text:span></text:p>
      <text:p text:style-name="P11"><text:span text:style-name="T3"><text:tab/>3.2_Realizar <text:tab/></text:span></text:p>
      <text:p text:style-name="P11"><text:span text:style-name="T3"><text:tab/><text:tab/>3.2.1_</text:span><text:span text:style-name="T7">Pagina 1 “index”</text:span></text:p>
      <text:p text:style-name="P11"><text:span text:style-name="T7"><text:tab/><text:tab/><text:tab/>○ sobre: la tierra es plana</text:span></text:p>
      <text:p text:style-name="P11"><text:span text:style-name="T7"><text:tab/><text:tab/><text:tab/>○ Temática espacial</text:span></text:p>
      <text:p text:style-name="P11"><text:span text:style-name="T7"><text:tab/><text:tab/><text:tab/>○ cabecera</text:span></text:p>
      <text:p text:style-name="P11"><text:span text:style-name="T7"><text:tab/><text:tab/><text:tab/>○ menu</text:span></text:p>
      <text:p text:style-name="P11"><text:span text:style-name="T7"><text:tab/><text:tab/><text:tab/>○ main</text:span></text:p>
      <text:p text:style-name="P11"><text:span text:style-name="T7"><text:tab/><text:tab/><text:tab/>○ pie de pagina</text:span></text:p>
      <text:p text:style-name="P11"><text:span text:style-name="T7"><text:tab/><text:tab/></text:span><text:span text:style-name="T3">3.2.</text:span><text:span text:style-name="T7">2</text:span><text:span text:style-name="T3">_</text:span><text:span text:style-name="T7">Pagina 2 contraparte </text:span></text:p>
      <text:p text:style-name="P11"><text:span text:style-name="T7"><text:tab/><text:tab/><text:tab/>○ sobre: la tierra es redonda</text:span></text:p>
      <text:p text:style-name="P11"><text:span text:style-name="T7"><text:tab/><text:tab/><text:tab/>○ Temática espacial</text:span></text:p>
      <text:p text:style-name="P11"><text:span text:style-name="T7"><text:tab/><text:tab/><text:tab/>○ cabecera</text:span></text:p>
      <text:p text:style-name="P11"><text:span text:style-name="T7"><text:tab/><text:tab/><text:tab/>○ menu</text:span></text:p>
      <text:p text:style-name="P11"><text:span text:style-name="T7"><text:tab/><text:tab/><text:tab/>○ main</text:span></text:p>
      <text:p text:style-name="P11"><text:span text:style-name="T7"><text:tab/><text:tab/><text:tab/>○ pie de pagina</text:span></text:p>
      <text:p text:style-name="P10"><text:span text:style-name="T7"><text:tab/><text:tab/></text:span><text:span text:style-name="T5">3.2.1_</text:span><text:span text:style-name="T7">Pagina 3 foro</text:span></text:p>
      <text:p text:style-name="P11"><text:span text:style-name="T7"><text:tab/><text:tab/><text:tab/>○ Temática espacial</text:span></text:p>
      <text:p text:style-name="P11"><text:span text:style-name="T7"><text:tab/><text:tab/><text:tab/>○ cabecera</text:span></text:p>
      <text:p text:style-name="P11"><text:span text:style-name="T7"><text:tab/><text:tab/><text:tab/>○ menu</text:span></text:p>
      <text:p text:style-name="P11"><text:span text:style-name="T7"><text:tab/><text:tab/><text:tab/>○ main</text:span></text:p>
      <text:p text:style-name="P4"><text:span text:style-name="T7"><text:tab/><text:tab/><text:tab/>○ pie de pagin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3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4.44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5.71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6.9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4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8.25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9.52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0.79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2.06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3.33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WWNum4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5.08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54cm" fo:text-indent="-0.318cm" fo:margin-left="6.3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7.62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4cm" fo:text-indent="-0.635cm" fo:margin-left="8.89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54cm" fo:text-indent="-0.318cm" fo:margin-left="10.16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11.43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4cm" fo:text-indent="-0.635cm" fo:margin-left="12.7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54cm" fo:text-indent="-0.318cm" fo:margin-left="13.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8T14:58:19.893000000</meta:creation-date>
    <dc:date>2022-12-18T15:30:59.680000000</dc:date>
    <meta:editing-duration>PT32M38S</meta:editing-duration>
    <meta:editing-cycles>4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28" meta:word-count="97" meta:character-count="649" meta:non-whitespace-character-count="509"/>
  </office:meta>
</office:document-meta>
</file>